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34cm"/>
    </style:style>
    <style:style style:name="co2" style:family="table-column">
      <style:table-column-properties fo:break-before="auto" style:column-width="2.51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table:style-name="Default" office:value-type="string">
            <text:p>Input Sequenceur</text:p>
          </table:table-cell>
          <table:table-cell table:number-columns-repeated="6"/>
        </table:table-row>
        <table:table-row table:style-name="ro1">
          <table:table-cell office:value-type="string">
            <text:p>t0</text:p>
          </table:table-cell>
          <table:table-cell office:value-type="string">
            <text:p>eps</text:p>
          </table:table-cell>
          <table:table-cell office:value-type="string">
            <text:p>nom_son</text:p>
          </table:table-cell>
          <table:table-cell office:value-type="string">
            <text:p>nom</text:p>
          </table:table-cell>
          <table:table-cell office:value-type="string">
            <text:p>loop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abeille</text:p>
          </table:table-cell>
          <table:table-cell office:value-type="string">
            <text:p>seq1</text:p>
          </table:table-cell>
          <table:table-cell table:formula="of:=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2"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string">
            <text:p>averse_fact</text:p>
          </table:table-cell>
          <table:table-cell office:value-type="string">
            <text:p>seq2</text:p>
          </table:table-cell>
          <table:table-cell table:formula="of:=1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string">
            <text:p>chene</text:p>
          </table:table-cell>
          <table:table-cell office:value-type="string">
            <text:p>seq3</text:p>
          </table:table-cell>
          <table:table-cell table:formula="of:=1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formula="of:=2" office:value-type="float" office:value="2">
            <text:p>2</text:p>
          </table:table-cell>
          <table:table-cell office:value-type="float" office:value="160">
            <text:p>160</text:p>
          </table:table-cell>
          <table:table-cell office:value-type="string">
            <text:p>fakear_chakra</text:p>
          </table:table-cell>
          <table:table-cell office:value-type="string">
            <text:p>seq4</text:p>
          </table:table-cell>
          <table:table-cell table:formula="of:=1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formula="of:=2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feuille_morte</text:p>
          </table:table-cell>
          <table:table-cell office:value-type="string">
            <text:p>seq5</text:p>
          </table:table-cell>
          <table:table-cell table:formula="of:=1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formula="of:=2"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string">
            <text:p>foret_brestoise</text:p>
          </table:table-cell>
          <table:table-cell office:value-type="string">
            <text:p>seq6</text:p>
          </table:table-cell>
          <table:table-cell table:formula="of:=1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grenouille</text:p>
          </table:table-cell>
          <table:table-cell office:value-type="string">
            <text:p>seq7</text:p>
          </table:table-cell>
          <table:table-cell table:formula="of:=1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formula="of:=2"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grenouille_fact</text:p>
          </table:table-cell>
          <table:table-cell office:value-type="string">
            <text:p>seq8</text:p>
          </table:table-cell>
          <table:table-cell table:formula="of:=1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formula="of:=2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lac_canard</text:p>
          </table:table-cell>
          <table:table-cell office:value-type="string">
            <text:p>seq9</text:p>
          </table:table-cell>
          <table:table-cell table:formula="of:=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2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nid_abeille</text:p>
          </table:table-cell>
          <table:table-cell office:value-type="string">
            <text:p>seq10</text:p>
          </table:table-cell>
          <table:table-cell table:formula="of:=1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string">
            <text:p>pic_vert</text:p>
          </table:table-cell>
          <table:table-cell office:value-type="string">
            <text:p>seq11</text:p>
          </table:table-cell>
          <table:table-cell table:formula="of:=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2"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string">
            <text:p>pigeon</text:p>
          </table:table-cell>
          <table:table-cell office:value-type="string">
            <text:p>seq12</text:p>
          </table:table-cell>
          <table:table-cell table:formula="of:=1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formula="of:=2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string">
            <text:p>pluie</text:p>
          </table:table-cell>
          <table:table-cell office:value-type="string">
            <text:p>seq13</text:p>
          </table:table-cell>
          <table:table-cell table:formula="of:=1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formula="of:=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string">
            <text:p>vent</text:p>
          </table:table-cell>
          <table:table-cell office:value-type="string">
            <text:p>seq14</text:p>
          </table:table-cell>
          <table:table-cell table:formula="of:=1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orage</text:p>
          </table:table-cell>
          <table:table-cell office:value-type="string">
            <text:p>seq15</text:p>
          </table:table-cell>
          <table:table-cell table:formula="of:=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2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musique_brest</text:p>
          </table:table-cell>
          <table:table-cell office:value-type="string">
            <text:p>seq16</text:p>
          </table:table-cell>
          <table:table-cell table:formula="of:=1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musique_sud</text:p>
          </table:table-cell>
          <table:table-cell office:value-type="string">
            <text:p>seq17</text:p>
          </table:table-cell>
          <table:table-cell table:formula="of:=1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pigeon_fact</text:p>
          </table:table-cell>
          <table:table-cell office:value-type="string">
            <text:p>seq18</text:p>
          </table:table-cell>
          <table:table-cell table:formula="of:=1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office:value-type="string">
            <text:p>ruisseau</text:p>
          </table:table-cell>
          <table:table-cell office:value-type="string">
            <text:p>seq19</text:p>
          </table:table-cell>
          <table:table-cell table:formula="of:=1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string">
            <text:p>moustique</text:p>
          </table:table-cell>
          <table:table-cell office:value-type="string">
            <text:p>seq20</text:p>
          </table:table-cell>
          <table:table-cell table:formula="of:=1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igale</text:p>
          </table:table-cell>
          <table:table-cell office:value-type="string">
            <text:p>seq21</text:p>
          </table:table-cell>
          <table:table-cell table:formula="of:=1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string">
            <text:p>cigale_fact</text:p>
          </table:table-cell>
          <table:table-cell office:value-type="string">
            <text:p>seq22</text:p>
          </table:table-cell>
          <table:table-cell table:formula="of:=1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oustique_fact</text:p>
          </table:table-cell>
          <table:table-cell office:value-type="string">
            <text:p>seq23</text:p>
          </table:table-cell>
          <table:table-cell table:formula="of:=1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olivier_fact</text:p>
          </table:table-cell>
          <table:table-cell office:value-type="string">
            <text:p>seq24</text:p>
          </table:table-cell>
          <table:table-cell table:formula="of:=1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orage_fact</text:p>
          </table:table-cell>
          <table:table-cell office:value-type="string">
            <text:p>seq25</text:p>
          </table:table-cell>
          <table:table-cell table:formula="of:=1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ussignol</text:p>
          </table:table-cell>
          <table:table-cell office:value-type="string">
            <text:p>seq26</text:p>
          </table:table-cell>
          <table:table-cell table:formula="of:=1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string">
            <text:p>ruisseau_fact</text:p>
          </table:table-cell>
          <table:table-cell office:value-type="string">
            <text:p>seq27</text:p>
          </table:table-cell>
          <table:table-cell table:formula="of:=1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aggrafeuse</text:p>
          </table:table-cell>
          <table:table-cell office:value-type="string">
            <text:p>seq28</text:p>
          </table:table-cell>
          <table:table-cell table:formula="of:=1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oire</text:p>
          </table:table-cell>
          <table:table-cell office:value-type="string">
            <text:p>seq29</text:p>
          </table:table-cell>
          <table:table-cell table:formula="of:=1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feu_artifice</text:p>
          </table:table-cell>
          <table:table-cell office:value-type="string">
            <text:p>seq30</text:p>
          </table:table-cell>
          <table:table-cell table:formula="of:=1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froissement</text:p>
          </table:table-cell>
          <table:table-cell office:value-type="string">
            <text:p>seq31</text:p>
          </table:table-cell>
          <table:table-cell table:formula="of:=1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ordinateur</text:p>
          </table:table-cell>
          <table:table-cell office:value-type="string">
            <text:p>seq32</text:p>
          </table:table-cell>
          <table:table-cell table:formula="of:=1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poignee_porte</text:p>
          </table:table-cell>
          <table:table-cell office:value-type="string">
            <text:p>seq33</text:p>
          </table:table-cell>
          <table:table-cell table:formula="of:=1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porte_claque</text:p>
          </table:table-cell>
          <table:table-cell office:value-type="string">
            <text:p>seq34</text:p>
          </table:table-cell>
          <table:table-cell table:formula="of:=1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sonnerie</text:p>
          </table:table-cell>
          <table:table-cell office:value-type="string">
            <text:p>seq35</text:p>
          </table:table-cell>
          <table:table-cell table:formula="of:=1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verre_casse</text:p>
          </table:table-cell>
          <table:table-cell office:value-type="string">
            <text:p>seq36</text:p>
          </table:table-cell>
          <table:table-cell table:formula="of:=1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abeille</text:p>
          </table:table-cell>
          <table:table-cell office:value-type="string">
            <text:p>seqa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2">
            <text:p>182</text:p>
          </table:table-cell>
          <table:table-cell office:value-type="string">
            <text:p>averse_fact</text:p>
          </table:table-cell>
          <table:table-cell office:value-type="string">
            <text:p>seqa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office:value-type="string">
            <text:p>chene</text:p>
          </table:table-cell>
          <table:table-cell office:value-type="string">
            <text:p>seqa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pluie</text:p>
          </table:table-cell>
          <table:table-cell office:value-type="string">
            <text:p>seqb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0">
            <text:p>180</text:p>
          </table:table-cell>
          <table:table-cell office:value-type="string">
            <text:p>vent</text:p>
          </table:table-cell>
          <table:table-cell office:value-type="string">
            <text:p>seqb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0">
            <text:p>250</text:p>
          </table:table-cell>
          <table:table-cell office:value-type="string">
            <text:p>orage</text:p>
          </table:table-cell>
          <table:table-cell office:value-type="string">
            <text:p>seqb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applaudissement</text:p>
          </table:table-cell>
          <table:table-cell office:value-type="string">
            <text:p>seqc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0">
            <text:p>180</text:p>
          </table:table-cell>
          <table:table-cell office:value-type="string">
            <text:p>chat</text:p>
          </table:table-cell>
          <table:table-cell office:value-type="string">
            <text:p>seqc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0">
            <text:p>250</text:p>
          </table:table-cell>
          <table:table-cell office:value-type="string">
            <text:p>crocodile</text:p>
          </table:table-cell>
          <table:table-cell office:value-type="string">
            <text:p>seqc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office:value-type="string">
            <text:p>electrifier</text:p>
          </table:table-cell>
          <table:table-cell office:value-type="string">
            <text:p>seqc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lemur</text:p>
          </table:table-cell>
          <table:table-cell office:value-type="string">
            <text:p>seqc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50">
            <text:p>250</text:p>
          </table:table-cell>
          <table:table-cell office:value-type="string">
            <text:p>guitare</text:p>
          </table:table-cell>
          <table:table-cell office:value-type="string">
            <text:p>seqc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 table:number-rows-repeated="1048525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0" number:min-integer-digits="2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3">13/11/2019</text:date>, <text:time>10:4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4:29:17.439000000</meta:creation-date>
    <meta:generator>OpenOffice/4.1.1$Win32 OpenOffice.org_project/411m6$Build-9775</meta:generator>
    <dc:date>2019-11-13T10:48:04.15</dc:date>
    <meta:editing-duration>PT3H2M20S</meta:editing-duration>
    <meta:editing-cycles>67</meta:editing-cycles>
    <meta:document-statistic meta:table-count="1" meta:cell-count="246" meta:object-count="0"/>
  </office:meta>
</office:document-meta>
</file>